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5.08   |   <text:a xlink:type="simple" xlink:href="http://palinfo.habago.org/Entry?Command=Information_PrintForum#FORUM40404"><text:span text:style-name="T1">#</text:span></text:a></text:p>
      <text:p text:style-name="P2">沒有人願意這樣，其他動物也不例外</text:p>
      <text:p text:style-name="P2">陳真 2005. 5. 8.</text:p>
      <text:p text:style-name="P2"/>
      <text:p text:style-name="P2"/>
      <text:p text:style-name="P2">西班牙一個動物解放組織 ALA（Alternativa para la Liberación Animal）（http://www.liberacionanimal.org/notaprensa/index_en.html），去年底，發起這樣一個活動（如照片），希望人們體會一下動物的痛苦。</text:p>
      <text:p text:style-name="P2"/>
      <text:p text:style-name="P2">他們說：“None of us would like to end up like this.. neither would other than human animals.”（沒有人願意這樣，其他動物也不例外。）</text:p>
      <text:p text:style-name="P2"/>
      <text:p text:style-name="P2">carne humana1.jpg</text:p>
      <text:p text:style-name="P2"/>
      <text:p text:style-name="P2">portada_acto_31_2004.jpg</text:p>
      <text:p text:style-name="P2"/>
      <text:p text:style-name="P2">carne humana2.jp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